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oritizedParameterNameDiscovererTests.getParameterNames( Constructor &lt; ? &gt; 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izedParameterNameDiscovererTests.orderedParameterDiscoverers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oritizedParameterNameDiscovererTests.orderedParameterDiscoverers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oritizedParameterNameDiscovererTests.PrioritizedParameterNameDiscover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izedParameterNameDiscovererTests.noParametersDiscover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oritizedParameterNameDiscovererTests.getParameterNames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